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ec5" officeooo:paragraph-rsid="00005ec5"/>
    </style:style>
    <style:style style:name="P2" style:family="paragraph" style:parent-style-name="Standard">
      <style:paragraph-properties fo:text-align="start" style:justify-single-word="false"/>
      <style:text-properties officeooo:rsid="00005ec5" officeooo:paragraph-rsid="00005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</text:p>
      <text:p text:style-name="P1"/>
      <text:p text:style-name="P2">a)had seen<text:tab/></text:p>
      <text:p text:style-name="P2"/>
      <text:p text:style-name="P2">b)had seen</text:p>
      <text:p text:style-name="P2"/>
      <text:p text:style-name="P2">c)saw</text:p>
      <text:p text:style-name="P2"/>
      <text:p text:style-name="P2">d)had seen</text:p>
      <text:p text:style-name="P2"/>
      <text:p text:style-name="P2">e)had se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15:33.075933190</meta:creation-date>
    <dc:date>2020-10-01T11:19:37.654347909</dc:date>
    <meta:editing-duration>PT4M5S</meta:editing-duration>
    <meta:editing-cycles>1</meta:editing-cycles>
    <meta:document-statistic meta:table-count="0" meta:image-count="0" meta:object-count="0" meta:page-count="1" meta:paragraph-count="6" meta:word-count="12" meta:character-count="65" meta:non-whitespace-character-count="58"/>
    <meta:generator>LibreOffice/6.4.6.2$Linux_X86_64 LibreOffice_project/40$Build-2</meta:generator>
  </office:meta>
</office:document-meta>
</file>